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311in"/>
    </style:style>
    <style:style style:name="co2" style:family="table-column">
      <style:table-column-properties fo:break-before="auto" style:column-width="0.7291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1.0008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0.9618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1.2429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shapes>
          <draw:frame draw:z-index="0" draw:style-name="gr1" draw:text-style-name="P1" svg:width="7.9189in" svg:height="4.7421in" svg:x="1.7551in" svg:y="3.6925in">
            <draw:object draw:notify-on-update-of-ranges="Folha1.B3:Folha1.B17 Folha1.G3:Folha1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111in" svg:height="5.4839in" svg:x="1.7602in" svg:y="8.4531in">
            <draw:object draw:notify-on-update-of-ranges="Folha1.B3:Folha1.B17 Folha1.J3:Folha1.J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6087in" svg:height="4.8421in" svg:x="9.6945in" svg:y="3.6984in">
            <draw:object draw:notify-on-update-of-ranges="Folha1.B3:Folha1.B17 Folha1.M3:Folha1.M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5in" svg:height="4.6417in" svg:x="9.7374in" svg:y="8.5193in">
            <draw:object draw:notify-on-update-of-ranges="Folha1.B3:Folha1.B17 Folha1.R3:Folha1.R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6" table:default-cell-style-name="Default"/>
        <table:table-row table:style-name="ro1">
          <table:table-cell/>
          <table:table-cell table:style-name="ce3" table:number-columns-repeated="3"/>
          <table:table-cell table:style-name="ce7" office:value-type="string" calcext:value-type="string" table:number-columns-spanned="3" table:number-rows-spanned="1">
            <text:p>Quick Find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1">
            <text:p>Quick Union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1">
            <text:p>Weighted Quick Union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Compressed Weighted Quick Union</text:p>
          </table:table-cell>
          <table:covered-table-cell table:style-name="ce3"/>
          <table:covered-table-cell table:style-name="ce8"/>
          <table:covered-table-cell table:style-name="ce9"/>
          <table:covered-table-cell/>
          <table:table-cell table:number-columns-repeated="1006"/>
        </table:table-row>
        <table:table-row table:style-name="ro2"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Pares</text:p>
          </table:table-cell>
          <table:table-cell table:style-name="ce1" office:value-type="string" calcext:value-type="string">
            <text:p>Ligações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 Op.</text:p>
          </table:table-cell>
          <table:table-cell table:style-name="ce1" office:value-type="string" calcext:value-type="string">
            <text:p>Compress</text:p>
          </table:table-cell>
          <table:table-cell table:style-name="ce1" office:value-type="string" calcext:value-type="string">
            <text:p>Actual Union (Union+Compress)</text:p>
          </table:table-cell>
          <table:table-cell table:style-name="ce1" office:value-type="string" calcext:value-type="string">
            <text:p>Total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10.txt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20.txt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50.txt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100.txt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354" calcext:value-type="float">
            <text:p>35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200.txt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506" calcext:value-type="float">
            <text:p>2506</text:p>
          </table:table-cell>
          <table:table-cell table:style-name="ce4" office:value-type="float" office:value="2706" calcext:value-type="float">
            <text:p>2706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493" calcext:value-type="float">
            <text:p>1493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710" calcext:value-type="float">
            <text:p>71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500.txt</text:p>
          </table:table-cell>
          <table:table-cell table:number-columns-repeated="2" table:style-name="ce4" office:value-type="float" office:value="500" calcext:value-type="float">
            <text:p>500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2633" calcext:value-type="float">
            <text:p>12633</text:p>
          </table:table-cell>
          <table:table-cell table:style-name="ce4" office:value-type="float" office:value="13133" calcext:value-type="float">
            <text:p>13133</text:p>
          </table:table-cell>
          <table:table-cell table:style-name="ce4" office:value-type="float" office:value="5846" calcext:value-type="float">
            <text:p>5846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6263" calcext:value-type="float">
            <text:p>6263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1242" calcext:value-type="float">
            <text:p>1242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1208" calcext:value-type="float">
            <text:p>1208</text:p>
          </table:table-cell>
          <table:table-cell table:style-name="ce4" office:value-type="float" office:value="1862" calcext:value-type="float">
            <text:p>186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1000.txt</text:p>
          </table:table-cell>
          <table:table-cell table:number-columns-repeated="2" table:style-name="ce4" office:value-type="float" office:value="1000" calcext:value-type="float">
            <text:p>1000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60141" calcext:value-type="float">
            <text:p>60141</text:p>
          </table:table-cell>
          <table:table-cell table:style-name="ce4" office:value-type="float" office:value="61141" calcext:value-type="float">
            <text:p>61141</text:p>
          </table:table-cell>
          <table:table-cell table:style-name="ce4" office:value-type="float" office:value="26930" calcext:value-type="float">
            <text:p>26930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27765" calcext:value-type="float">
            <text:p>27765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2451" calcext:value-type="float">
            <text:p>2451</text:p>
          </table:table-cell>
          <table:table-cell table:style-name="ce4" office:value-type="float" office:value="1322" calcext:value-type="float">
            <text:p>1322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1634" calcext:value-type="float">
            <text:p>1634</text:p>
          </table:table-cell>
          <table:table-cell table:style-name="ce4" office:value-type="float" office:value="2469" calcext:value-type="float">
            <text:p>2469</text:p>
          </table:table-cell>
          <table:table-cell table:style-name="ce4" office:value-type="float" office:value="3791" calcext:value-type="float">
            <text:p>3791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2000.txt</text:p>
          </table:table-cell>
          <table:table-cell table:number-columns-repeated="2" table:style-name="ce4" office:value-type="float" office:value="2000" calcext:value-type="float">
            <text:p>2000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3490" calcext:value-type="float">
            <text:p>253490</text:p>
          </table:table-cell>
          <table:table-cell table:style-name="ce4" office:value-type="float" office:value="255490" calcext:value-type="float">
            <text:p>255490</text:p>
          </table:table-cell>
          <table:table-cell table:style-name="ce4" office:value-type="float" office:value="106199" calcext:value-type="float">
            <text:p>106199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107883" calcext:value-type="float">
            <text:p>107883</text:p>
          </table:table-cell>
          <table:table-cell table:style-name="ce4" office:value-type="float" office:value="3464" calcext:value-type="float">
            <text:p>3464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5148" calcext:value-type="float">
            <text:p>5148</text:p>
          </table:table-cell>
          <table:table-cell table:style-name="ce4" office:value-type="float" office:value="2686" calcext:value-type="float">
            <text:p>2686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3350" calcext:value-type="float">
            <text:p>3350</text:p>
          </table:table-cell>
          <table:table-cell table:style-name="ce4" office:value-type="float" office:value="5034" calcext:value-type="float">
            <text:p>5034</text:p>
          </table:table-cell>
          <table:table-cell table:style-name="ce4" office:value-type="float" office:value="7720" calcext:value-type="float">
            <text:p>772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5000.txt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1306446" calcext:value-type="float">
            <text:p>1306446</text:p>
          </table:table-cell>
          <table:table-cell table:style-name="ce4" office:value-type="float" office:value="1311446" calcext:value-type="float">
            <text:p>1311446</text:p>
          </table:table-cell>
          <table:table-cell table:style-name="ce4" office:value-type="float" office:value="539839" calcext:value-type="float">
            <text:p>539839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544042" calcext:value-type="float">
            <text:p>544042</text:p>
          </table:table-cell>
          <table:table-cell table:style-name="ce4" office:value-type="float" office:value="8485" calcext:value-type="float">
            <text:p>8485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12688" calcext:value-type="float">
            <text:p>12688</text:p>
          </table:table-cell>
          <table:table-cell table:style-name="ce4" office:value-type="float" office:value="6621" calcext:value-type="float">
            <text:p>6621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8216" calcext:value-type="float">
            <text:p>8216</text:p>
          </table:table-cell>
          <table:table-cell table:style-name="ce4" office:value-type="float" office:value="12419" calcext:value-type="float">
            <text:p>12419</text:p>
          </table:table-cell>
          <table:table-cell table:style-name="ce4" office:value-type="float" office:value="19040" calcext:value-type="float">
            <text:p>1904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10000.txt</text:p>
          </table:table-cell>
          <table:table-cell table:number-columns-repeated="2" table:style-name="ce4" office:value-type="float" office:value="10000" calcext:value-type="float">
            <text:p>10000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5708209" calcext:value-type="float">
            <text:p>5708209</text:p>
          </table:table-cell>
          <table:table-cell table:style-name="ce4" office:value-type="float" office:value="5718209" calcext:value-type="float">
            <text:p>5718209</text:p>
          </table:table-cell>
          <table:table-cell table:style-name="ce4" office:value-type="float" office:value="2337137" calcext:value-type="float">
            <text:p>2337137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2345498" calcext:value-type="float">
            <text:p>2345498</text:p>
          </table:table-cell>
          <table:table-cell table:style-name="ce4" office:value-type="float" office:value="17459" calcext:value-type="float">
            <text:p>17459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25820" calcext:value-type="float">
            <text:p>25820</text:p>
          </table:table-cell>
          <table:table-cell table:style-name="ce4" office:value-type="float" office:value="13314" calcext:value-type="float">
            <text:p>13314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16403" calcext:value-type="float">
            <text:p>16403</text:p>
          </table:table-cell>
          <table:table-cell table:style-name="ce4" office:value-type="float" office:value="24764" calcext:value-type="float">
            <text:p>24764</text:p>
          </table:table-cell>
          <table:table-cell table:style-name="ce4" office:value-type="float" office:value="38078" calcext:value-type="float">
            <text:p>38078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20000.txt</text:p>
          </table:table-cell>
          <table:table-cell table:number-columns-repeated="2" table:style-name="ce4" office:value-type="float" office:value="20000" calcext:value-type="float">
            <text:p>20000</text:p>
          </table:table-cell>
          <table:table-cell table:style-name="ce4" office:value-type="float" office:value="1674" calcext:value-type="float">
            <text:p>1674</text:p>
          </table:table-cell>
          <table:table-cell table:style-name="ce4" office:value-type="float" office:value="20000" calcext:value-type="float">
            <text:p>20000</text:p>
          </table:table-cell>
          <table:table-cell table:style-name="ce4" office:value-type="float" office:value="21728664" calcext:value-type="float">
            <text:p>21728664</text:p>
          </table:table-cell>
          <table:table-cell table:style-name="ce4" office:value-type="float" office:value="21748664" calcext:value-type="float">
            <text:p>21748664</text:p>
          </table:table-cell>
          <table:table-cell table:style-name="ce4" office:value-type="float" office:value="8952494" calcext:value-type="float">
            <text:p>8952494</text:p>
          </table:table-cell>
          <table:table-cell table:style-name="ce4" office:value-type="float" office:value="16794" calcext:value-type="float">
            <text:p>16794</text:p>
          </table:table-cell>
          <table:table-cell table:style-name="ce4" office:value-type="float" office:value="912043" calcext:value-type="float">
            <text:p>912043</text:p>
          </table:table-cell>
          <table:table-cell table:style-name="ce4" office:value-type="float" office:value="34771" calcext:value-type="float">
            <text:p>34771</text:p>
          </table:table-cell>
          <table:table-cell table:style-name="ce4" office:value-type="float" office:value="16794" calcext:value-type="float">
            <text:p>16794</text:p>
          </table:table-cell>
          <table:table-cell table:style-name="ce4" office:value-type="float" office:value="51565" calcext:value-type="float">
            <text:p>51565</text:p>
          </table:table-cell>
          <table:table-cell table:style-name="ce4" office:value-type="float" office:value="26783" calcext:value-type="float">
            <text:p>26783</text:p>
          </table:table-cell>
          <table:table-cell table:style-name="ce4" office:value-type="float" office:value="16794" calcext:value-type="float">
            <text:p>16794</text:p>
          </table:table-cell>
          <table:table-cell table:style-name="ce4" office:value-type="float" office:value="33219" calcext:value-type="float">
            <text:p>33219</text:p>
          </table:table-cell>
          <table:table-cell table:style-name="ce4" office:value-type="float" office:value="50013" calcext:value-type="float">
            <text:p>50013</text:p>
          </table:table-cell>
          <table:table-cell table:style-name="ce4" office:value-type="float" office:value="76796" calcext:value-type="float">
            <text:p>76796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50000.txt</text:p>
          </table:table-cell>
          <table:table-cell table:number-columns-repeated="2" table:style-name="ce4" office:value-type="float" office:value="50000" calcext:value-type="float">
            <text:p>50000</text:p>
          </table:table-cell>
          <table:table-cell table:style-name="ce4" office:value-type="float" office:value="41812" calcext:value-type="float">
            <text:p>41812</text:p>
          </table:table-cell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134962421" calcext:value-type="float">
            <text:p>134962421</text:p>
          </table:table-cell>
          <table:table-cell table:style-name="ce4" office:value-type="float" office:value="135012421" calcext:value-type="float">
            <text:p>135012421</text:p>
          </table:table-cell>
          <table:table-cell table:style-name="ce4" office:value-type="float" office:value="53502912" calcext:value-type="float">
            <text:p>53502912</text:p>
          </table:table-cell>
          <table:table-cell table:style-name="ce4" office:value-type="float" office:value="41812" calcext:value-type="float">
            <text:p>41812</text:p>
          </table:table-cell>
          <table:table-cell table:style-name="ce4" office:value-type="float" office:value="53544724" calcext:value-type="float">
            <text:p>53544724</text:p>
          </table:table-cell>
          <table:table-cell table:style-name="ce4" office:value-type="float" office:value="89872" calcext:value-type="float">
            <text:p>89872</text:p>
          </table:table-cell>
          <table:table-cell table:style-name="ce4" office:value-type="float" office:value="41812" calcext:value-type="float">
            <text:p>41812</text:p>
          </table:table-cell>
          <table:table-cell table:style-name="ce4" office:value-type="float" office:value="131684" calcext:value-type="float">
            <text:p>131684</text:p>
          </table:table-cell>
          <table:table-cell table:style-name="ce4" office:value-type="float" office:value="68389" calcext:value-type="float">
            <text:p>68389</text:p>
          </table:table-cell>
          <table:table-cell table:style-name="ce4" office:value-type="float" office:value="41812" calcext:value-type="float">
            <text:p>41812</text:p>
          </table:table-cell>
          <table:table-cell table:style-name="ce4" office:value-type="float" office:value="83024" calcext:value-type="float">
            <text:p>83024</text:p>
          </table:table-cell>
          <table:table-cell table:style-name="ce4" office:value-type="float" office:value="124836" calcext:value-type="float">
            <text:p>124836</text:p>
          </table:table-cell>
          <table:table-cell table:style-name="ce4" office:value-type="float" office:value="193225" calcext:value-type="float">
            <text:p>19322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100000.txt</text:p>
          </table:table-cell>
          <table:table-cell table:number-columns-repeated="2" table:style-name="ce4" office:value-type="float" office:value="100000" calcext:value-type="float">
            <text:p>100000</text:p>
          </table:table-cell>
          <table:table-cell table:style-name="ce4" office:value-type="float" office:value="83744" calcext:value-type="float">
            <text:p>83744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566062910" calcext:value-type="float">
            <text:p>566062910</text:p>
          </table:table-cell>
          <table:table-cell table:style-name="ce4" office:value-type="float" office:value="566162910" calcext:value-type="float">
            <text:p>566162910</text:p>
          </table:table-cell>
          <table:table-cell table:style-name="ce4" office:value-type="float" office:value="227557401" calcext:value-type="float">
            <text:p>227557401</text:p>
          </table:table-cell>
          <table:table-cell table:style-name="ce4" office:value-type="float" office:value="83744" calcext:value-type="float">
            <text:p>83744</text:p>
          </table:table-cell>
          <table:table-cell table:style-name="ce4" table:formula="of:=83744+227557401" office:value-type="float" office:value="227641145" calcext:value-type="float">
            <text:p>227641145</text:p>
          </table:table-cell>
          <table:table-cell table:style-name="ce4" office:value-type="float" office:value="180551" calcext:value-type="float">
            <text:p>180551</text:p>
          </table:table-cell>
          <table:table-cell table:style-name="ce4" office:value-type="float" office:value="83744" calcext:value-type="float">
            <text:p>83744</text:p>
          </table:table-cell>
          <table:table-cell table:style-name="ce4" office:value-type="float" office:value="264295" calcext:value-type="float">
            <text:p>264295</text:p>
          </table:table-cell>
          <table:table-cell table:style-name="ce4" office:value-type="float" office:value="135553" calcext:value-type="float">
            <text:p>135553</text:p>
          </table:table-cell>
          <table:table-cell table:style-name="ce4" office:value-type="float" office:value="83744" calcext:value-type="float">
            <text:p>83744</text:p>
          </table:table-cell>
          <table:table-cell table:style-name="ce4" office:value-type="float" office:value="166300" calcext:value-type="float">
            <text:p>166300</text:p>
          </table:table-cell>
          <table:table-cell table:style-name="ce4" office:value-type="float" office:value="250044" calcext:value-type="float">
            <text:p>250044</text:p>
          </table:table-cell>
          <table:table-cell table:style-name="ce4" office:value-type="float" office:value="385597" calcext:value-type="float">
            <text:p>385597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200000.txt</text:p>
          </table:table-cell>
          <table:table-cell table:number-columns-repeated="2" table:style-name="ce4" office:value-type="float" office:value="200000" calcext:value-type="float">
            <text:p>200000</text:p>
          </table:table-cell>
          <table:table-cell table:style-name="ce4" office:value-type="float" office:value="167760" calcext:value-type="float">
            <text:p>167760</text:p>
          </table:table-cell>
          <table:table-cell table:style-name="ce4" office:value-type="float" office:value="200000" calcext:value-type="float">
            <text:p>200000</text:p>
          </table:table-cell>
          <table:table-cell table:style-name="ce4" office:value-type="float" office:value="2214937344" calcext:value-type="float">
            <text:p>2214937344</text:p>
          </table:table-cell>
          <table:table-cell table:style-name="ce4" office:value-type="float" office:value="2215137344" calcext:value-type="float">
            <text:p>2215137344</text:p>
          </table:table-cell>
          <table:table-cell table:style-name="ce4" office:value-type="float" office:value="884508733" calcext:value-type="float">
            <text:p>884508733</text:p>
          </table:table-cell>
          <table:table-cell table:style-name="ce4" office:value-type="float" office:value="167760" calcext:value-type="float">
            <text:p>167760</text:p>
          </table:table-cell>
          <table:table-cell table:style-name="ce4" office:value-type="float" office:value="884676493" calcext:value-type="float">
            <text:p>884676493</text:p>
          </table:table-cell>
          <table:table-cell table:style-name="ce4" office:value-type="float" office:value="362567" calcext:value-type="float">
            <text:p>362567</text:p>
          </table:table-cell>
          <table:table-cell table:style-name="ce5" office:value-type="float" office:value="167760" calcext:value-type="float">
            <text:p>167760</text:p>
          </table:table-cell>
          <table:table-cell table:style-name="ce5" office:value-type="float" office:value="530327" calcext:value-type="float">
            <text:p>530327</text:p>
          </table:table-cell>
          <table:table-cell table:style-name="ce4" office:value-type="float" office:value="270754" calcext:value-type="float">
            <text:p>270754</text:p>
          </table:table-cell>
          <table:table-cell table:style-name="ce5" office:value-type="float" office:value="167760" calcext:value-type="float">
            <text:p>167760</text:p>
          </table:table-cell>
          <table:table-cell table:style-name="ce4" office:value-type="float" office:value="332648" calcext:value-type="float">
            <text:p>332648</text:p>
          </table:table-cell>
          <table:table-cell table:style-name="ce4" office:value-type="float" office:value="500408" calcext:value-type="float">
            <text:p>500408</text:p>
          </table:table-cell>
          <table:table-cell table:style-name="ce4" office:value-type="float" office:value="771162" calcext:value-type="float">
            <text:p>77116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z500000.txt</text:p>
          </table:table-cell>
          <table:table-cell table:number-columns-repeated="2" table:style-name="ce4" office:value-type="float" office:value="500000" calcext:value-type="float">
            <text:p>500000</text:p>
          </table:table-cell>
          <table:table-cell table:style-name="ce4" office:value-type="float" office:value="419003" calcext:value-type="float">
            <text:p>419003</text:p>
          </table:table-cell>
          <table:table-cell table:style-name="ce4" office:value-type="float" office:value="500000" calcext:value-type="float">
            <text:p>500000</text:p>
          </table:table-cell>
          <table:table-cell table:style-name="ce4" office:value-type="float" office:value="13770400404" calcext:value-type="float">
            <text:p>13770400404</text:p>
          </table:table-cell>
          <table:table-cell table:style-name="ce4" office:value-type="float" office:value="13770900404" calcext:value-type="float">
            <text:p>13770900404</text:p>
          </table:table-cell>
          <table:table-cell table:style-name="ce4" office:value-type="float" office:value="5500445574" calcext:value-type="float">
            <text:p>5500445574</text:p>
          </table:table-cell>
          <table:table-cell table:style-name="ce4" office:value-type="float" office:value="419003" calcext:value-type="float">
            <text:p>419003</text:p>
          </table:table-cell>
          <table:table-cell table:style-name="ce4" office:value-type="float" office:value="5500864577" calcext:value-type="float">
            <text:p>5500864577</text:p>
          </table:table-cell>
          <table:table-cell table:style-name="ce5" office:value-type="float" office:value="902273" calcext:value-type="float">
            <text:p>902273</text:p>
          </table:table-cell>
          <table:table-cell table:style-name="ce4" office:value-type="float" office:value="419003" calcext:value-type="float">
            <text:p>419003</text:p>
          </table:table-cell>
          <table:table-cell table:style-name="ce4" office:value-type="float" office:value="1321276" calcext:value-type="float">
            <text:p>1321276</text:p>
          </table:table-cell>
          <table:table-cell table:style-name="ce4" office:value-type="float" office:value="677749" calcext:value-type="float">
            <text:p>677749</text:p>
          </table:table-cell>
          <table:table-cell table:style-name="ce4" office:value-type="float" office:value="419003" calcext:value-type="float">
            <text:p>419003</text:p>
          </table:table-cell>
          <table:table-cell table:style-name="ce4" office:value-type="float" office:value="830730" calcext:value-type="float">
            <text:p>830730</text:p>
          </table:table-cell>
          <table:table-cell table:style-name="ce5" office:value-type="float" office:value="1249733" calcext:value-type="float">
            <text:p>1249733</text:p>
          </table:table-cell>
          <table:table-cell table:style-name="ce4" office:value-type="float" office:value="1927482" calcext:value-type="float">
            <text:p>1927482</text:p>
          </table:table-cell>
          <table:table-cell table:number-columns-repeated="1006"/>
        </table:table-row>
        <table:table-row table:style-name="ro3">
          <table:table-cell table:number-columns-repeated="11"/>
          <table:table-cell table:style-name="ce6"/>
          <table:table-cell table:number-columns-repeated="1012"/>
        </table:table-row>
        <table:table-row table:style-name="ro3">
          <table:table-cell table:number-columns-repeated="3"/>
          <table:table-cell table:style-name="ce6"/>
          <table:table-cell table:number-columns-repeated="1020"/>
        </table:table-row>
        <table:table-row table:style-name="ro3">
          <table:table-cell table:number-columns-repeated="7"/>
          <table:table-cell table:style-name="ce6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35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2" table:number-rows-spanned="1">
            <text:p>Realizado por:</text:p>
          </table:table-cell>
          <table:covered-table-cell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João Barreiros Coelho Rodrigues nº99968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Henrique Ramos Delfino <text:s text:c="14"/>nª99957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IST-LEEC</text:p>
          </table:table-cell>
          <table:covered-table-cell table:number-columns-repeated="3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CWQU_Total" table:base-cell-address="$Folha1.$P$1" table:cell-range-address="$Folha1.$P$1:.$P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nrique Delfino</meta:initial-creator>
    <meta:creation-date>2021-09-30T09:40:53</meta:creation-date>
    <dc:date>2021-10-03T13:12:02.258886782</dc:date>
    <meta:generator>LibreOffice/7.2.1.2$Linux_X86_64 LibreOffice_project/20$Build-2</meta:generator>
    <meta:editing-duration>PT1H5M36S</meta:editing-duration>
    <meta:editing-cycles>7</meta:editing-cycles>
    <meta:document-statistic meta:table-count="1" meta:cell-count="296" meta:object-count="4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15cm" svg:height="12.046cm" xlink:href=".." xlink:type="simple" chart:class="chart:scatter" chart:style-name="ch1">
        <chart:title svg:x="8.902cm" svg:y="0.376cm" chart:style-name="ch2">
          <text:p>Quick Find</text:p>
        </chart:title>
        <chart:subtitle svg:x="5.78cm" svg:y="1.395cm" chart:style-name="ch3">
          <text:p>Total de operações em função do número de nós</text:p>
        </chart:subtitle>
        <chart:legend chart:legend-position="end" svg:x="15.226cm" svg:y="5.475cm" style:legend-expansion="high" chart:style-name="ch4"/>
        <chart:plot-area chart:style-name="ch5" table:cell-range-address="Folha1.B3:Folha1.B17 Folha1.G3:Folha1.G17" svg:x="1.413cm" svg:y="2.318cm" svg:width="13.411cm" svg:height="8.507cm">
          <chart:coordinate-region svg:x="3.516cm" svg:y="2.518cm" svg:width="10.566cm" svg:height="7.66cm"/>
          <chart:axis chart:dimension="x" chart:name="primary-x" chart:style-name="ch6">
            <chart:title svg:x="6.949cm" svg:y="11.065cm" chart:style-name="ch7">
              <text:p>Número de nós</text:p>
            </chart:title>
          </chart:axis>
          <chart:axis chart:dimension="y" chart:name="primary-y" chart:style-name="ch8">
            <chart:title svg:x="0.451cm" svg:y="9.525cm" chart:style-name="ch9">
              <text:p>Número total de operações elementares</text:p>
            </chart:title>
            <chart:grid chart:style-name="ch10" chart:class="major"/>
          </chart:axis>
          <chart:series chart:style-name="ch11" chart:values-cell-range-address="Folha1.G3:Folha1.G17" chart:class="chart:scatter">
            <chart:domain table:cell-range-address="Folha1.B3:Folha1.B17"/>
            <chart:regression-curve chart:style-name="ch12">
              <chart:equation chart:display-equation="true" chart:display-r-square="true" svg:x="3.534cm" svg:y="2.552cm"/>
            </chart:regression-curve>
            <chart:data-point chart:repeated="13"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23">
                <text:p>23</text:p>
                <draw:g>
                  <svg:desc>Folha1.G3:Folha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3133">
                <text:p>13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61141">
                <text:p>61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55490">
                <text:p>2554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311446">
                <text:p>1311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5718209">
                <text:p>5718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21748664">
                <text:p>21748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35012421">
                <text:p>135012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566162910">
                <text:p>5661629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2215137344">
                <text:p>2215137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13770900404">
                <text:p>13770900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2a6099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603cm" svg:height="13.93cm" xlink:href=".." xlink:type="simple" chart:class="chart:scatter" chart:style-name="ch1">
        <chart:title svg:x="9.001cm" svg:y="0.414cm" chart:style-name="ch2">
          <text:p>Quick Union</text:p>
        </chart:title>
        <chart:subtitle svg:x="6.024cm" svg:y="1.471cm" chart:style-name="ch3">
          <text:p>Total de operações em função do número de nós</text:p>
        </chart:subtitle>
        <chart:legend chart:legend-position="end" svg:x="15.793cm" svg:y="6.417cm" style:legend-expansion="high" chart:style-name="ch4"/>
        <chart:plot-area chart:style-name="ch5" table:cell-range-address="Folha1.B3:Folha1.B17 Folha1.J3:Folha1.J17" svg:x="1.423cm" svg:y="2.432cm" svg:width="13.958cm" svg:height="10.239cm">
          <chart:coordinate-region svg:x="3.526cm" svg:y="2.631cm" svg:width="11.298cm" svg:height="9.393cm"/>
          <chart:axis chart:dimension="x" chart:name="primary-x" chart:style-name="ch6">
            <chart:title svg:x="5.448cm" svg:y="12.949cm" chart:style-name="ch7">
              <text:p>Número total de operações elementares</text:p>
            </chart:title>
          </chart:axis>
          <chart:axis chart:dimension="y" chart:name="primary-y" chart:style-name="ch8">
            <chart:title svg:x="0.451cm" svg:y="8.72cm" chart:style-name="ch9">
              <text:p>Número de nós</text:p>
            </chart:title>
            <chart:grid chart:style-name="ch10" chart:class="major"/>
          </chart:axis>
          <chart:series chart:style-name="ch11" chart:values-cell-range-address="Folha1.J3:Folha1.J17" chart:class="chart:scatter">
            <chart:domain table:cell-range-address="Folha1.B3:Folha1.B17"/>
            <chart:regression-curve chart:style-name="ch12">
              <chart:equation chart:display-equation="true" chart:display-r-square="true" svg:x="3.443cm" svg:y="2.602cm"/>
            </chart:regression-curve>
            <chart:data-point chart:repeated="13"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13">
                <text:p>13</text:p>
                <draw:g>
                  <svg:desc>Folha1.J3:Folha1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27765">
                <text:p>2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07883">
                <text:p>107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544042">
                <text:p>544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345498">
                <text:p>2345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912043">
                <text:p>912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53544724">
                <text:p>535447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227641145">
                <text:p>227641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884676493">
                <text:p>884676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5500864577">
                <text:p>55008645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111111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867cm" svg:height="12.3cm" xlink:href=".." xlink:type="simple" chart:class="chart:scatter" chart:style-name="ch1">
        <chart:title svg:x="8.64cm" svg:y="0.382cm" chart:style-name="ch2">
          <text:p>Weighted Quick Union</text:p>
        </chart:title>
        <chart:subtitle svg:x="6.656cm" svg:y="1.407cm" chart:style-name="ch3">
          <text:p>Total de operações em função do número de nós</text:p>
        </chart:subtitle>
        <chart:legend chart:legend-position="end" svg:x="17.718cm" svg:y="5.602cm" style:legend-expansion="high" chart:style-name="ch4"/>
        <chart:plot-area chart:style-name="ch5" table:cell-range-address="Folha1.B3:Folha1.B17 Folha1.M3:Folha1.M17" svg:x="1.448cm" svg:y="2.336cm" svg:width="15.833cm" svg:height="8.737cm">
          <chart:coordinate-region svg:x="2.81cm" svg:y="2.535cm" svg:width="13.729cm" svg:height="7.891cm"/>
          <chart:axis chart:dimension="x" chart:name="primary-x" chart:style-name="ch6">
            <chart:title svg:x="8.195cm" svg:y="11.319cm" chart:style-name="ch7">
              <text:p>Número de nós</text:p>
            </chart:title>
          </chart:axis>
          <chart:axis chart:dimension="y" chart:name="primary-y" chart:style-name="ch8">
            <chart:title svg:x="0.451cm" svg:y="9.314cm" chart:style-name="ch9">
              <text:p>Número de operações elementares</text:p>
            </chart:title>
            <chart:grid chart:style-name="ch10" chart:class="major"/>
          </chart:axis>
          <chart:series chart:style-name="ch11" chart:values-cell-range-address="Folha1.M3:Folha1.M17" chart:class="chart:scatter">
            <chart:domain table:cell-range-address="Folha1.B3:Folha1.B17"/>
            <chart:regression-curve chart:style-name="ch12">
              <chart:equation chart:display-equation="true" chart:display-r-square="true" svg:x="2.811cm" svg:y="2.57cm"/>
            </chart:regression-curve>
            <chart:data-point chart:repeated="13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16">
                <text:p>16</text:p>
                <draw:g>
                  <svg:desc>Folha1.M3:Folha1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5148">
                <text:p>5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2688">
                <text:p>12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25820">
                <text:p>25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51565">
                <text:p>51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31684">
                <text:p>131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264295">
                <text:p>264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530327">
                <text:p>530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1321276">
                <text:p>13212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5308d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svg:stroke-color="#55308d" draw:fill-color="#55308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91cm" svg:height="11.791cm" xlink:href=".." xlink:type="simple" chart:class="chart:scatter" chart:style-name="ch1">
        <chart:title svg:x="7.18cm" svg:y="0.371cm" chart:style-name="ch2">
          <text:p>Compressed Weighted Quick Union</text:p>
        </chart:title>
        <chart:subtitle svg:x="6.518cm" svg:y="1.385cm" chart:style-name="ch3">
          <text:p>Total de operações em função do número de nós</text:p>
        </chart:subtitle>
        <chart:legend chart:legend-position="end" svg:x="17.495cm" svg:y="5.347cm" style:legend-expansion="high" chart:style-name="ch4"/>
        <chart:plot-area chart:style-name="ch5" table:cell-range-address="Folha1.B3:Folha1.B17 Folha1.R3:Folha1.R17" svg:x="1.441cm" svg:y="2.385cm" svg:width="15.621cm" svg:height="8.27cm">
          <chart:coordinate-region svg:x="2.988cm" svg:y="2.584cm" svg:width="13.517cm" svg:height="7.424cm"/>
          <chart:axis chart:dimension="x" chart:name="primary-x" chart:style-name="ch6">
            <chart:title svg:x="8.082cm" svg:y="10.89cm" chart:style-name="ch7">
              <text:p>Número de nós</text:p>
            </chart:title>
          </chart:axis>
          <chart:axis chart:dimension="y" chart:name="primary-y" chart:style-name="ch8">
            <chart:title svg:x="0.45cm" svg:y="9.13cm" chart:style-name="ch9">
              <text:p>Número de operações elementares</text:p>
            </chart:title>
            <chart:grid chart:style-name="ch10" chart:class="major"/>
          </chart:axis>
          <chart:series chart:style-name="ch11" chart:values-cell-range-address="Folha1.R3:Folha1.R17" chart:class="chart:scatter">
            <chart:domain table:cell-range-address="Folha1.B3:Folha1.B17"/>
            <chart:regression-curve chart:style-name="ch12">
              <chart:equation chart:display-equation="true" chart:display-r-square="true" svg:x="2.974cm" svg:y="2.593cm"/>
            </chart:regression-curve>
            <chart:data-point chart:repeated="14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30">
                <text:p>30</text:p>
                <draw:g>
                  <svg:desc>Folha1.R3:Folha1.R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9040">
                <text:p>190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38078">
                <text:p>38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76796">
                <text:p>76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93225">
                <text:p>193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385597">
                <text:p>385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771162">
                <text:p>771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1927482">
                <text:p>19274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